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unique-subjects-taught-by-each-teacher/" text:style-name="Internet_20_link" text:visited-style-name="Visited_20_Internet_20_Link"><text:span text:style-name="T1">2356. Number of Unique Subjects Taught by Each Teacher</text:span></text:a></text:p>
      <text:section text:style-name="Sect1" text:name="headlessui-popover-button-:rb:">
        <text:p text:style-name="Standard"/>
      </text:section>
      <text:p text:style-name="P4">Easy</text:p>
      <text:p text:style-name="P4">189</text:p>
      <text:p text:style-name="P4">12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Teacher</text:span></text:span></text:p>
      <text:p text:style-name="P2">+-------------+------+</text:p>
      <text:p text:style-name="P2">| Column Name | Type |</text:p>
      <text:p text:style-name="P2">+-------------+------+</text:p>
      <text:p text:style-name="P2">| teacher_id <text:s/>| int <text:s/>|</text:p>
      <text:p text:style-name="P2">| subject_id <text:s/>| int <text:s/>|</text:p>
      <text:p text:style-name="P2">| dept_id <text:s text:c="4"/>| int <text:s/>|</text:p>
      <text:p text:style-name="P2">+-------------+------+</text:p>
      <text:p text:style-name="P2">(subject_id, dept_id) is the primary key (combinations of columns with unique values) of this table.</text:p>
      <text:p text:style-name="P1">Each row in this table indicates that the teacher with teacher_id teaches the subject subject_id in the department dept_id.</text:p>
      <text:p text:style-name="P6"> </text:p>
      <text:p text:style-name="P6">Write a solution to calculate the number of unique subjects each teacher teaches in the university.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shown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Teacher table:</text:p>
      <text:p text:style-name="P2">+------------+------------+---------+</text:p>
      <text:p text:style-name="P2">| teacher_id | subject_id | dept_id |</text:p>
      <text:p text:style-name="P2">+------------+------------+---------+</text:p>
      <text:p text:style-name="P2">| 1 <text:s text:c="9"/>| 2 <text:s text:c="9"/>| 3 <text:s text:c="6"/>|</text:p>
      <text:p text:style-name="P2">| 1 <text:s text:c="9"/>| 2 <text:s text:c="9"/>| 4 <text:s text:c="6"/>|</text:p>
      <text:p text:style-name="P2">| 1 <text:s text:c="9"/>| 3 <text:s text:c="9"/>| 3 <text:s text:c="6"/>|</text:p>
      <text:p text:style-name="P2">| 2 <text:s text:c="9"/>| 1 <text:s text:c="9"/>| 1 <text:s text:c="6"/>|</text:p>
      <text:p text:style-name="P2">| 2 <text:s text:c="9"/>| 2 <text:s text:c="9"/>| 1 <text:s text:c="6"/>|</text:p>
      <text:p text:style-name="P2">| 2 <text:s text:c="9"/>| 3 <text:s text:c="9"/>| 1 <text:s text:c="6"/>|</text:p>
      <text:p text:style-name="P2">| 2 <text:s text:c="9"/>| 4 <text:s text:c="9"/>| 1 <text:s text:c="6"/>|</text:p>
      <text:p text:style-name="P2">+------------+------------+---------+</text:p>
      <text:p text:style-name="P3"><text:span text:style-name="Strong_20_Emphasis"><text:span text:style-name="T1">Output:</text:span></text:span><text:span text:style-name="T1"> <text:s/></text:span></text:p>
      <text:p text:style-name="P2">+------------+-----+</text:p>
      <text:p text:style-name="P2">| teacher_id | cnt |</text:p>
      <text:p text:style-name="P2">+------------+-----+</text:p>
      <text:p text:style-name="P2"><text:soft-page-break/>| 1 <text:s text:c="9"/>| 2 <text:s text:c="2"/>|</text:p>
      <text:p text:style-name="P2">| 2 <text:s text:c="9"/>| 4 <text:s text:c="2"/>|</text:p>
      <text:p text:style-name="P2">+------------+-----+</text:p>
      <text:p text:style-name="P3"><text:span text:style-name="Strong_20_Emphasis"><text:span text:style-name="T1">Explanation:</text:span></text:span><text:span text:style-name="T1"> </text:span></text:p>
      <text:p text:style-name="P2">Teacher 1:</text:p>
      <text:p text:style-name="P2"><text:s text:c="2"/>- They teach subject 2 in departments 3 and 4.</text:p>
      <text:p text:style-name="P2"><text:s text:c="2"/>- They teach subject 3 in department 3.</text:p>
      <text:p text:style-name="P2">Teacher 2:</text:p>
      <text:p text:style-name="P2"><text:s text:c="2"/>- They teach subject 1 in department 1.</text:p>
      <text:p text:style-name="P2"><text:s text:c="2"/>- They teach subject 2 in department 1.</text:p>
      <text:p text:style-name="P2"><text:s text:c="2"/>- They teach subject 3 in department 1.</text:p>
      <text:p text:style-name="P1"><text:s text:c="2"/>- They teach subject 4 in department 1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1:33:32.212000000</dc:date>
    <meta:editing-duration>PT13S</meta:editing-duration>
    <meta:editing-cycles>1</meta:editing-cycles>
    <meta:document-statistic meta:table-count="0" meta:image-count="0" meta:object-count="0" meta:page-count="2" meta:paragraph-count="52" meta:word-count="268" meta:character-count="1529" meta:non-whitespace-character-count="1115"/>
    <meta:generator>LibreOffice/7.2.2.2$Windows_X86_64 LibreOffice_project/02b2acce88a210515b4a5bb2e46cbfb63fe97d56</meta:generator>
  </office:meta>
</office:document-meta>
</file>